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ce21"/>
        <table:table-column table:style-name="co1" table:number-columns-repeated="4" table:default-cell-style-name="Default"/>
        <table:table-column table:style-name="co1" table:default-cell-style-name="ce23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float" office:value="344" calcext:value-type="float">
            <text:p>344</text:p>
          </table:table-cell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9" office:value-type="date" office:date-value="2014-07-19" calcext:value-type="date">
            <text:p>19/07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Fané</text:p>
          </table:table-cell>
          <table:table-cell table:style-name="ce22" office:value-type="float" office:value="7.78" calcext:value-type="float">
            <text:p>7,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table:style-name="ce20" office:value-type="date" office:date-value="2016-05-12" calcext:value-type="date">
            <text:p>12/05/2016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 office:value-type="float" office:value="7.4" calcext:value-type="float">
            <text:p>7,4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01" calcext:value-type="date">
            <text:p>01/02/2016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  <table:table-cell office:value-type="float" office:value="7.37" calcext:value-type="float">
            <text:p>7,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office:value-type="float" office:value="516" calcext:value-type="float">
            <text:p>516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26" calcext:value-type="date">
            <text:p>26/06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  <table:table-cell office:value-type="float" office:value="7.34" calcext:value-type="float">
            <text:p>7,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537" calcext:value-type="float">
            <text:p>537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4-01" calcext:value-type="date">
            <text:p>01/04/2016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raore</text:p>
          </table:table-cell>
          <table:table-cell office:value-type="float" office:value="7.34" calcext:value-type="float">
            <text:p>7,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540" calcext:value-type="float">
            <text:p>540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22" calcext:value-type="date">
            <text:p>22/01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Tangara</text:p>
          </table:table-cell>
          <table:table-cell office:value-type="float" office:value="7.3" calcext:value-type="float">
            <text:p>7,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  <table:table-cell office:value-type="float" office:value="7.25" calcext:value-type="float">
            <text:p>7,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" office:value-type="float" office:value="542" calcext:value-type="float">
            <text:p>542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1-15" calcext:value-type="date">
            <text:p>15/11/201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Sanogo</text:p>
          </table:table-cell>
          <table:table-cell office:value-type="float" office:value="7.12" calcext:value-type="float">
            <text:p>7,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" office:value-type="float" office:value="544" calcext:value-type="float">
            <text:p>544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8" calcext:value-type="date">
            <text:p>08/08/2015</text:p>
          </table:table-cell>
          <table:table-cell office:value-type="string" calcext:value-type="string">
            <text:p>Zantigui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Bibatou</text:p>
          </table:table-cell>
          <table:table-cell office:value-type="string" calcext:value-type="string">
            <text:p>Diarra</text:p>
          </table:table-cell>
          <table:table-cell office:value-type="float" office:value="7.12" calcext:value-type="float">
            <text:p>7,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1-04" calcext:value-type="date">
            <text:p>04/11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ssa</text:p>
          </table:table-cell>
          <table:table-cell office:value-type="float" office:value="7.09" calcext:value-type="float">
            <text:p>7,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7" office:value-type="float" office:value="546" calcext:value-type="float">
            <text:p>546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7" calcext:value-type="date">
            <text:p>27/03/2016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  <table:table-cell office:value-type="float" office:value="6.99" calcext:value-type="float">
            <text:p>6,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24" calcext:value-type="date">
            <text:p>24/06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issé</text:p>
          </table:table-cell>
          <table:table-cell office:value-type="float" office:value="6.97" calcext:value-type="float">
            <text:p>6,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  <table:table-cell office:value-type="float" office:value="6.96" calcext:value-type="float">
            <text:p>6,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7" office:value-type="float" office:value="549" calcext:value-type="float">
            <text:p>549</text:p>
          </table:table-cell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Noumakan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Togola</text:p>
          </table:table-cell>
          <table:table-cell office:value-type="float" office:value="6.87" calcext:value-type="float">
            <text:p>6,8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float" office:value="241" calcext:value-type="float">
            <text:p>241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31" calcext:value-type="date">
            <text:p>31/10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Cissé</text:p>
          </table:table-cell>
          <table:table-cell office:value-type="float" office:value="6.84" calcext:value-type="float">
            <text:p>6,8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31" calcext:value-type="date">
            <text:p>31/03/2016</text:p>
          </table:table-cell>
          <table:table-cell office:value-type="string" calcext:value-type="string">
            <text:p>Bacar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  <table:table-cell office:value-type="float" office:value="6.75" calcext:value-type="float">
            <text:p>6,7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olo</text:p>
          </table:table-cell>
          <table:table-cell office:value-type="float" office:value="6.62" calcext:value-type="float">
            <text:p>6,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7" office:value-type="float" office:value="216" calcext:value-type="float">
            <text:p>216</text:p>
          </table:table-cell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1" calcext:value-type="date">
            <text:p>21/02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ado</text:p>
          </table:table-cell>
          <table:table-cell office:value-type="string" calcext:value-type="string">
            <text:p>Traore</text:p>
          </table:table-cell>
          <table:table-cell office:value-type="float" office:value="6.56" calcext:value-type="float">
            <text:p>6,5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7" office:value-type="float" office:value="303" calcext:value-type="float">
            <text:p>303</text:p>
          </table:table-cell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8-28" calcext:value-type="date">
            <text:p>28/08/2016</text:p>
          </table:table-cell>
          <table:table-cell office:value-type="string" calcext:value-type="string">
            <text:p>Moribo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Diarra</text:p>
          </table:table-cell>
          <table:table-cell office:value-type="float" office:value="6.46" calcext:value-type="float">
            <text:p>6,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office:value-type="float" office:value="430" calcext:value-type="float">
            <text:p>430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2" calcext:value-type="date">
            <text:p>12/05/2014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  <table:table-cell table:style-name="ce22" office:value-type="float" office:value="6.46" calcext:value-type="float">
            <text:p>6,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7" office:value-type="float" office:value="429" calcext:value-type="float">
            <text:p>429</text:p>
          </table:table-cell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25" calcext:value-type="date">
            <text:p>25/04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  <table:table-cell office:value-type="float" office:value="6.46" calcext:value-type="float">
            <text:p>6,4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9" calcext:value-type="date">
            <text:p>09/09/2014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é</text:p>
          </table:table-cell>
          <table:table-cell office:value-type="float" office:value="6.45" calcext:value-type="float">
            <text:p>6,4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table:style-name="ce19" office:value-type="date" office:date-value="2016-08-13" calcext:value-type="date">
            <text:p>13/08/2016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llo</text:p>
          </table:table-cell>
          <table:table-cell office:value-type="float" office:value="6.44" calcext:value-type="float">
            <text:p>6,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ogoba</text:p>
          </table:table-cell>
          <table:table-cell office:value-type="float" office:value="6.31" calcext:value-type="float">
            <text:p>6,3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12" calcext:value-type="date">
            <text:p>12/01/2016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 office:value-type="float" office:value="6.24" calcext:value-type="float">
            <text:p>6,2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Kadi</text:p>
          </table:table-cell>
          <table:table-cell office:value-type="string" calcext:value-type="string">
            <text:p>Diarra</text:p>
          </table:table-cell>
          <table:table-cell office:value-type="float" office:value="6.09" calcext:value-type="float">
            <text:p>6,0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22" calcext:value-type="date">
            <text:p>22/02/2016</text:p>
          </table:table-cell>
          <table:table-cell office:value-type="string" calcext:value-type="string">
            <text:p>Ibrahiam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Assanatou</text:p>
          </table:table-cell>
          <table:table-cell office:value-type="string" calcext:value-type="string">
            <text:p>Coulibaly</text:p>
          </table:table-cell>
          <table:table-cell office:value-type="float" office:value="6" calcext:value-type="float">
            <text:p>6,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1-30" calcext:value-type="date">
            <text:p>30/01/201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  <table:table-cell office:value-type="float" office:value="5.96" calcext:value-type="float">
            <text:p>5,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6" calcext:value-type="date">
            <text:p>16/05/2016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Ouadrago</text:p>
          </table:table-cell>
          <table:table-cell office:value-type="float" office:value="5.93" calcext:value-type="float">
            <text:p>5,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3" calcext:value-type="date">
            <text:p>03/05/2014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naté</text:p>
          </table:table-cell>
          <table:table-cell office:value-type="float" office:value="5.93" calcext:value-type="float">
            <text:p>5,9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9-13" calcext:value-type="date">
            <text:p>13/09/2016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  <table:table-cell table:style-name="ce22" office:value-type="float" office:value="5.9" calcext:value-type="float">
            <text:p>5,9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31" calcext:value-type="date">
            <text:p>31/01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Mariko</text:p>
          </table:table-cell>
          <table:table-cell office:value-type="float" office:value="5.81" calcext:value-type="float">
            <text:p>5,8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ta</text:p>
          </table:table-cell>
          <table:table-cell office:value-type="float" office:value="5.75" calcext:value-type="float">
            <text:p>5,7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4" calcext:value-type="date">
            <text:p>04/08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Ongoïb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Ongoiba</text:p>
          </table:table-cell>
          <table:table-cell office:value-type="float" office:value="5.74" calcext:value-type="float">
            <text:p>5,7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23" calcext:value-type="date">
            <text:p>23/06/2016</text:p>
          </table:table-cell>
          <table:table-cell office:value-type="string" calcext:value-type="string">
            <text:p>Souleymane dit Tiekour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Sagara</text:p>
          </table:table-cell>
          <table:table-cell office:value-type="float" office:value="5.72" calcext:value-type="float">
            <text:p>5,7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01" calcext:value-type="date">
            <text:p>01/12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ngara</text:p>
          </table:table-cell>
          <table:table-cell office:value-type="float" office:value="5.62" calcext:value-type="float">
            <text:p>5,6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15" calcext:value-type="date">
            <text:p>15/01/2014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office:value-type="float" office:value="5.56" calcext:value-type="float">
            <text:p>5,5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Sanga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Sangar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 office:value-type="float" office:value="5.53" calcext:value-type="float">
            <text:p>5,5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05" calcext:value-type="date">
            <text:p>05/06/2014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kité</text:p>
          </table:table-cell>
          <table:table-cell office:value-type="float" office:value="5.49" calcext:value-type="float">
            <text:p>5,4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ha</text:p>
          </table:table-cell>
          <table:table-cell office:value-type="float" office:value="5.4" calcext:value-type="float">
            <text:p>5,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Fatoumata Mat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30" calcext:value-type="date">
            <text:p>30/12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Salimata</text:p>
          </table:table-cell>
          <table:table-cell office:value-type="float" office:value="5.31" calcext:value-type="float">
            <text:p>5,3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8" calcext:value-type="date">
            <text:p>18/10/2015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  <table:table-cell office:value-type="float" office:value="5.18" calcext:value-type="float">
            <text:p>5,1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eyba M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15" calcext:value-type="date">
            <text:p>15/02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  <table:table-cell office:value-type="float" office:value="5.12" calcext:value-type="float">
            <text:p>5,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table:style-name="ce19" office:value-type="date" office:date-value="2016-03-09" calcext:value-type="date">
            <text:p>09/03/2016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Goita</text:p>
          </table:table-cell>
          <table:table-cell office:value-type="float" office:value="5.08" calcext:value-type="float">
            <text:p>5,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1-21" calcext:value-type="date">
            <text:p>21/11/2015</text:p>
          </table:table-cell>
          <table:table-cell office:value-type="string" calcext:value-type="string">
            <text:p>Tiounkani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Mounkoro</text:p>
          </table:table-cell>
          <table:table-cell office:value-type="float" office:value="5.03" calcext:value-type="float">
            <text:p>5,0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Ibrahim Kaly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01" calcext:value-type="date">
            <text:p>01/01/201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oro</text:p>
          </table:table-cell>
          <table:table-cell office:value-type="float" office:value="5.01" calcext:value-type="float">
            <text:p>5,0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16" calcext:value-type="date">
            <text:p>16/03/2016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ngare</text:p>
          </table:table-cell>
          <table:table-cell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  <table:table-cell office:value-type="float" office:value="4.78" calcext:value-type="float">
            <text:p>4,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3-27" calcext:value-type="date">
            <text:p>27/03/2017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 office:value-type="float" office:value="4.78" calcext:value-type="float">
            <text:p>4,7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5" calcext:value-type="date">
            <text:p>15/10/2015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ke</text:p>
          </table:table-cell>
          <table:table-cell office:value-type="float" office:value="4.71" calcext:value-type="float">
            <text:p>4,7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8" calcext:value-type="date">
            <text:p>28/09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  <table:table-cell office:value-type="float" office:value="4.56" calcext:value-type="float">
            <text:p>4,5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Kabi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  <table:table-cell office:value-type="float" office:value="4.4" calcext:value-type="float">
            <text:p>4,4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Sadjo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cko</text:p>
          </table:table-cell>
          <table:table-cell office:value-type="float" office:value="4.34" calcext:value-type="float">
            <text:p>4,3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23" calcext:value-type="date">
            <text:p>23/01/2016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  <table:table-cell office:value-type="float" office:value="4.31" calcext:value-type="float">
            <text:p>4,3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Abey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iga</text:p>
          </table:table-cell>
          <table:table-cell office:value-type="float" office:value="4.31" calcext:value-type="float">
            <text:p>4,3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13" calcext:value-type="date">
            <text:p>13/01/201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ncoumba</text:p>
          </table:table-cell>
          <table:table-cell office:value-type="float" office:value="4.28" calcext:value-type="float">
            <text:p>4,2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0-06" calcext:value-type="date">
            <text:p>06/10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Sawadogo</text:p>
          </table:table-cell>
          <table:table-cell office:value-type="float" office:value="4.15" calcext:value-type="float">
            <text:p>4,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19" calcext:value-type="date">
            <text:p>19/11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inint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Diallo</text:p>
          </table:table-cell>
          <table:table-cell office:value-type="float" office:value="4.12" calcext:value-type="float">
            <text:p>4,1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8" calcext:value-type="date">
            <text:p>08/07/2014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  <table:table-cell office:value-type="float" office:value="4.12" calcext:value-type="float">
            <text:p>4,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  <table:table-cell/>
          <table:table-cell office:value-type="string" calcext:value-type="string">
            <text:p>Bamako</text:p>
          </table:table-cell>
          <table:table-cell table:style-name="ce19" office:value-type="date" office:date-value="2015-04-14" calcext:value-type="date">
            <text:p>14/04/2015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Boré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  <table:table-cell office:value-type="float" office:value="4.09" calcext:value-type="float">
            <text:p>4,0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4" calcext:value-type="date">
            <text:p>24/03/201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Dolo</text:p>
          </table:table-cell>
          <table:table-cell office:value-type="float" office:value="4.06" calcext:value-type="float">
            <text:p>4,0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09" calcext:value-type="date">
            <text:p>09/12/2016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ounera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Traore</text:p>
          </table:table-cell>
          <table:table-cell office:value-type="float" office:value="4.06" calcext:value-type="float">
            <text:p>4,0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0" calcext:value-type="date">
            <text:p>10/06/2016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  <table:table-cell office:value-type="float" office:value="4" calcext:value-type="float">
            <text:p>4,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09" calcext:value-type="date">
            <text:p>09/02/201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nou</text:p>
          </table:table-cell>
          <table:table-cell office:value-type="string" calcext:value-type="string">
            <text:p>Kafoune</text:p>
          </table:table-cell>
          <table:table-cell office:value-type="float" office:value="3.99" calcext:value-type="float">
            <text:p>3,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4" calcext:value-type="date">
            <text:p>14/05/2016</text:p>
          </table:table-cell>
          <table:table-cell office:value-type="string" calcext:value-type="string">
            <text:p>Tie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 office:value-type="float" office:value="3.94" calcext:value-type="float">
            <text:p>3,9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31" calcext:value-type="date">
            <text:p>31/12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Ballo</text:p>
          </table:table-cell>
          <table:table-cell office:value-type="float" office:value="3.81" calcext:value-type="float">
            <text:p>3,8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3" calcext:value-type="date">
            <text:p>13/06/201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make</text:p>
          </table:table-cell>
          <table:table-cell office:value-type="float" office:value="3.62" calcext:value-type="float">
            <text:p>3,6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9-25" calcext:value-type="date">
            <text:p>25/09/2016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  <table:table-cell office:value-type="float" office:value="3.59" calcext:value-type="float">
            <text:p>3,5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Kefing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Diallo</text:p>
          </table:table-cell>
          <table:table-cell office:value-type="float" office:value="3.31" calcext:value-type="float">
            <text:p>3,3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24" calcext:value-type="date">
            <text:p>24/12/2016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Diabaté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Bouare</text:p>
          </table:table-cell>
          <table:table-cell office:value-type="float" office:value="3.25" calcext:value-type="float">
            <text:p>3,2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7-24" calcext:value-type="date">
            <text:p>24/07/201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c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Diallo</text:p>
          </table:table-cell>
          <table:table-cell office:value-type="float" office:value="3.12" calcext:value-type="float">
            <text:p>3,1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05" calcext:value-type="date">
            <text:p>05/03/201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lmoussouna</text:p>
          </table:table-cell>
          <table:table-cell office:value-type="string" calcext:value-type="string">
            <text:p>Dicko</text:p>
          </table:table-cell>
          <table:table-cell office:value-type="float" office:value="3" calcext:value-type="float">
            <text:p>3,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05" calcext:value-type="date">
            <text:p>05/06/2016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  <table:table-cell office:value-type="float" office:value="2.96" calcext:value-type="float">
            <text:p>2,9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Dial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oumounou</text:p>
          </table:table-cell>
          <table:table-cell office:value-type="float" office:value="2.87" calcext:value-type="float">
            <text:p>2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2:49:46.791240406</dc:date>
    <meta:editing-duration>PT7M40S</meta:editing-duration>
    <meta:editing-cycles>3</meta:editing-cycles>
    <meta:generator>LibreOffice/7.3.6.2$Linux_X86_64 LibreOffice_project/30$Build-2</meta:generator>
    <meta:document-statistic meta:table-count="1" meta:cell-count="825" meta:object-count="0"/>
  </office:meta>
</office:document-meta>
</file>